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D000002FF0A03EB3AE126E2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1.549cm" svg:y="-1.362cm" svg:width="9.999cm" svg:height="6.493cm" draw:z-index="0"><draw:image xlink:href="Pictures/100002010000049D000002FF0A03EB3AE126E2D1.png" xlink:type="simple" xlink:show="embed" xlink:actuate="onLoad" draw:mime-type="image/png"/></draw:frame><draw:frame draw:style-name="fr1" draw:name="Immagine3" text:anchor-type="char" svg:x="-1.528cm" svg:y="5.422cm" svg:width="9.999cm" svg:height="6.493cm" draw:z-index="1"><draw:image xlink:href="Pictures/100002010000049D000002FF0A03EB3AE126E2D1.png" xlink:type="simple" xlink:show="embed" xlink:actuate="onLoad" draw:mime-type="image/png"/></draw:frame><draw:frame draw:style-name="fr1" draw:name="Immagine2" text:anchor-type="char" svg:x="-1.508cm" svg:y="12.12cm" svg:width="9.999cm" svg:height="6.493cm" draw:z-index="2"><draw:image xlink:href="Pictures/100002010000049D000002FF0A03EB3AE126E2D1.png" xlink:type="simple" xlink:show="embed" xlink:actuate="onLoad" draw:mime-type="image/png"/></draw:frame><draw:frame draw:style-name="fr1" draw:name="Immagine4" text:anchor-type="char" svg:x="-1.438cm" svg:y="18.925cm" svg:width="9.999cm" svg:height="6.493cm" draw:z-index="3"><draw:image xlink:href="Pictures/100002010000049D000002FF0A03EB3AE126E2D1.png" xlink:type="simple" xlink:show="embed" xlink:actuate="onLoad" draw:mime-type="image/png"/></draw:frame><draw:frame draw:style-name="fr1" draw:name="Immagine5" text:anchor-type="char" svg:x="9.158cm" svg:y="-1.363cm" svg:width="9.999cm" svg:height="6.493cm" draw:z-index="4"><draw:image xlink:href="Pictures/100002010000049D000002FF0A03EB3AE126E2D1.png" xlink:type="simple" xlink:show="embed" xlink:actuate="onLoad" draw:mime-type="image/png"/></draw:frame><draw:frame draw:style-name="fr1" draw:name="Immagine6" text:anchor-type="char" svg:x="9.137cm" svg:y="5.403cm" svg:width="9.999cm" svg:height="6.493cm" draw:z-index="5"><draw:image xlink:href="Pictures/100002010000049D000002FF0A03EB3AE126E2D1.png" xlink:type="simple" xlink:show="embed" xlink:actuate="onLoad" draw:mime-type="image/png"/></draw:frame><draw:frame draw:style-name="fr1" draw:name="Immagine7" text:anchor-type="char" svg:x="9.086cm" svg:y="12.106cm" svg:width="9.999cm" svg:height="6.493cm" draw:z-index="6"><draw:image xlink:href="Pictures/100002010000049D000002FF0A03EB3AE126E2D1.png" xlink:type="simple" xlink:show="embed" xlink:actuate="onLoad" draw:mime-type="image/png"/></draw:frame><draw:frame draw:style-name="fr1" draw:name="Immagine8" text:anchor-type="char" svg:x="9.202cm" svg:y="18.881cm" svg:width="9.999cm" svg:height="6.493cm" draw:z-index="7"><draw:image xlink:href="Pictures/100002010000049D000002FF0A03EB3AE126E2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8:47:15.504744275</meta:creation-date>
    <meta:print-date>2021-10-10T19:55:29.602403623</meta:print-date>
    <dc:date>2021-10-10T19:57:43.021493141</dc:date>
    <meta:editing-duration>PT39M27S</meta:editing-duration>
    <meta:editing-cycles>1</meta:editing-cycles>
    <meta:document-statistic meta:table-count="0" meta:image-count="8" meta:object-count="0" meta:page-count="1" meta:paragraph-count="0" meta:word-count="0" meta:character-count="0" meta:non-whitespace-character-count="0"/>
    <meta:generator>LibreOffice/7.1.6.2$Linux_X86_64 LibreOffice_project/10$Build-2</meta:generator>
  </office:meta>
</office:document-meta>
</file>